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ikelihood function或者简称的likelihood是统计学领域的东西，中文翻译是似然函数。维基百科的解释是：在数理统计学中，似然函数是一种关于统计模型中的参数的函数，表示模型参数中的似然性。似然性是用于在已知某些观测所得到的结果时，对有关事物的性质的参数进行估计。</text:p>
      <text:p text:style-name="Standard">似然函数的写法是<draw:frame draw:style-name="fr1" draw:name="对象1" text:anchor-type="as-char" svg:y="-0.377cm" svg:width="3.025cm" svg:height="0.483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3-05T13:35:51.10</meta:creation-date>
    <meta:document-statistic meta:table-count="0" meta:image-count="0" meta:object-count="1" meta:page-count="1" meta:paragraph-count="2" meta:word-count="124" meta:character-count="150"/>
    <dc:date>2017-03-05T14:13:50.11</dc:date>
    <meta:editing-duration>PT21M58S</meta:editing-duration>
    <meta:editing-cycles>1</meta:editing-cycles>
    <meta:generator>OpenOffice/4.1.2$Win32 OpenOffice.org_project/412m3$Build-9782</meta:generator>
  </office:meta>
</office:document-meta>
</file>

<file path=Object 1/content.xml><?xml version="1.0" encoding="utf-8"?>
<math xmlns="http://www.w3.org/1998/Math/MathML">
  <semantics>
    <mrow>
      <mi>L</mi>
      <mrow>
        <mrow>
          <mo stretchy="false">(</mo>
          <mrow>
            <mrow>
              <mo stretchy="false">θ</mo>
              <mo stretchy="false">∣</mo>
              <mi>x</mi>
            </mrow>
          </mrow>
          <mo stretchy="false">)</mo>
        </mrow>
        <mo stretchy="false">=</mo>
        <mi>P</mi>
      </mrow>
      <mrow>
        <mo stretchy="false">(</mo>
        <mrow>
          <mrow>
            <mi>x</mi>
            <mo stretchy="false">∣</mo>
            <mo stretchy="false">θ</mo>
          </mrow>
        </mrow>
        <mo stretchy="false">)</mo>
      </mrow>
    </mrow>
    <annotation encoding="StarMath 5.0">L(%itheta divides x )=P(x divides %itheta)</annotation>
  </semantics>
</math>
</file>